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paragraph-properties fo:text-align="end" style:justify-single-word="false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UrbanTitle">
      <style:text-properties fo:font-size="12pt" style:font-size-asian="12pt" style:font-size-complex="12pt" style:text-underline-style="non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name="Cadre1" draw:style-name="fr1" draw:z-index="1" svg:height="2.829cm" svg:width="7.631cm" svg:x="7.906cm" svg:y="0.268cm" text:anchor-type="paragraph"><draw:text-box><text:p text:style-name="P3">&lt;%Nom%&gt; &lt;%Description%&gt;<text:line-break/>&lt;%AdresseLigne1%&gt;<text:line-break/>&lt;%AdresseLigne2%&gt;</text:p><text:p text:style-name="Frame_20_contents">RECOMMANDE</text:p><text:p text:style-name="Frame_20_contents"/><text:p text:style-name="P5"><text:text-input text:description="Plusieurs demandeurs">self.getFTOpinionRequestAddresse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Permis d'environnement classe 2</text:p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UrbanBody"/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paragraph-properties fo:text-align="end" style:justify-single-word="false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UrbanTitle">
      <style:text-properties fo:font-size="12pt" style:font-size-asian="12pt" style:font-size-complex="12pt" style:text-underline-style="non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name="Cadre1" draw:style-name="fr1" draw:z-index="1" svg:height="2.829cm" svg:width="7.631cm" svg:x="7.906cm" svg:y="0.268cm" text:anchor-type="paragraph"><draw:text-box><text:p text:style-name="P3">&lt;%Nom%&gt; &lt;%Description%&gt;<text:line-break/>&lt;%AdresseLigne1%&gt;<text:line-break/>&lt;%AdresseLigne2%&gt;</text:p><text:p text:style-name="Frame_20_contents">RECOMMANDE</text:p><text:p text:style-name="Frame_20_contents"/><text:p text:style-name="P5"><text:text-input text:description="Plusieurs demandeurs">self.getFTOpinionRequestAddresse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Permis d'environnement classe 2</text:p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UrbanBody"/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paragraph-properties fo:text-align="end" style:justify-single-word="false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UrbanTitle">
      <style:text-properties fo:font-size="12pt" style:font-size-asian="12pt" style:font-size-complex="12pt" style:text-underline-style="non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name="Cadre1" draw:style-name="fr1" draw:z-index="1" svg:height="2.829cm" svg:width="7.631cm" svg:x="7.906cm" svg:y="0.268cm" text:anchor-type="paragraph"><draw:text-box><text:p text:style-name="P3">&lt;%Nom%&gt; &lt;%Description%&gt;<text:line-break/>&lt;%AdresseLigne1%&gt;<text:line-break/>&lt;%AdresseLigne2%&gt;</text:p><text:p text:style-name="Frame_20_contents">RECOMMANDE</text:p><text:p text:style-name="Frame_20_contents"/><text:p text:style-name="P5"><text:text-input text:description="Plusieurs demandeurs">self.getFTOpinionRequestAddresse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Permis d'environnement classe 2</text:p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UrbanBody"/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UrbanBody">
      <style:paragraph-properties fo:text-align="end" style:justify-single-word="false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UrbanTitle">
      <style:text-properties fo:font-size="12pt" style:font-size-asian="12pt" style:font-size-complex="12pt" style:text-underline-style="non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name="Times New Roman" style:font-size-asian="12pt" style:font-size-complex="12pt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Cadre2" draw:style-name="fr2" draw:z-index="0" svg:width="7.128cm" svg:x="0cm" svg:y="0cm" text:anchor-type="paragraph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name="Cadre1" draw:style-name="fr1" draw:z-index="1" svg:height="2.829cm" svg:width="7.631cm" svg:x="7.906cm" svg:y="0.268cm" text:anchor-type="paragraph"><draw:text-box><text:p text:style-name="P3">&lt;%Nom%&gt; &lt;%Description%&gt;<text:line-break/>&lt;%AdresseLigne1%&gt;<text:line-break/>&lt;%AdresseLigne2%&gt;</text:p><text:p text:style-name="Frame_20_contents">RECOMMANDE</text:p><text:p text:style-name="Frame_20_contents"/><text:p text:style-name="P5"><text:text-input text:description="Plusieurs demandeurs">self.getFTOpinionRequestAddresse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Permis d'environnement classe 2</text:p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UrbanBody"><text:span text:style-name="T3">Référence cadastrale</text:span> : <text:text-input text:description="Parcelles">licence_view.get_parcels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2 à l’objet repris sous rubrique.</text:p>
      <text:p text:style-name="UrbanBody"/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0:05.384327184</dc:date>
    <dc:language>fr-FR</dc:language>
    <meta:editing-cycles>137</meta:editing-cycles>
    <meta:editing-duration>P2DT8H49M53S</meta:editing-duration>
    <meta:document-statistic meta:table-count="0" meta:image-count="0" meta:object-count="0" meta:page-count="1" meta:paragraph-count="16" meta:word-count="116" meta:character-count="930" meta:non-whitespace-character-count="843"/>
    <meta:user-defined meta:name="Info 1"/>
    <meta:user-defined meta:name="Info 2"/>
    <meta:user-defined meta:name="Info 3"/>
    <meta:user-defined meta:name="Info 4"/>
  </office:meta>
</office:document-meta>
</file>